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3.1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3.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6.428cm" svg:y="3.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4.2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5.328cm" svg:y="5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3.1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4.228cm" svg:y="6.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1.143cm" svg:x="5.328cm" svg:y="6.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428cm" svg:y="6.1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3:49:32.805469766</meta:creation-date>
    <dc:date>2016-05-17T13:57:18.455747502</dc:date>
    <dc:creator>elucterio </dc:creator>
    <meta:editing-duration>P0D</meta:editing-duration>
    <meta:editing-cycles>2</meta:editing-cycles>
    <meta:generator>LibreOffice/4.2.8.2$Linux_X86_64 LibreOffice_project/420m0$Build-2</meta:generator>
    <meta:document-statistic meta:object-count="16"/>
  </office:meta>
</office:document-meta>
</file>